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7">
      <style:text-properties officeooo:paragraph-rsid="0005d688"/>
    </style:style>
    <style:style style:name="P4" style:family="paragraph" style:parent-style-name="Text_20_body" style:list-style-name="L10">
      <style:text-properties officeooo:paragraph-rsid="0005d688"/>
    </style:style>
    <style:style style:name="P5" style:family="paragraph" style:parent-style-name="Text_20_body" style:list-style-name="L14">
      <style:text-properties officeooo:paragraph-rsid="0005d688"/>
    </style:style>
    <style:style style:name="P6" style:family="paragraph" style:parent-style-name="Text_20_body">
      <style:text-properties officeooo:rsid="0005d688"/>
    </style:style>
    <style:style style:name="P7" style:family="paragraph" style:parent-style-name="Text_20_body">
      <style:text-properties officeooo:rsid="0005d688" officeooo:paragraph-rsid="0005d688"/>
    </style:style>
    <style:style style:name="P8" style:family="paragraph" style:parent-style-name="Text_20_body" style:list-style-name="L2">
      <style:text-properties officeooo:rsid="0005d688" officeooo:paragraph-rsid="0005d688"/>
    </style:style>
    <style:style style:name="P9" style:family="paragraph" style:parent-style-name="Text_20_body" style:list-style-name="L6">
      <style:text-properties officeooo:rsid="0005d688" officeooo:paragraph-rsid="0005d688"/>
    </style:style>
    <style:style style:name="P10" style:family="paragraph" style:parent-style-name="Text_20_body" style:list-style-name="L7">
      <style:text-properties officeooo:rsid="0005d688" officeooo:paragraph-rsid="0005d688"/>
    </style:style>
    <style:style style:name="P11" style:family="paragraph" style:parent-style-name="Text_20_body" style:list-style-name="L14">
      <style:text-properties officeooo:rsid="0005d688" officeooo:paragraph-rsid="0005d688"/>
    </style:style>
    <style:style style:name="P12" style:family="paragraph" style:parent-style-name="Text_20_body" style:list-style-name="L13">
      <style:text-properties officeooo:rsid="0005d688" officeooo:paragraph-rsid="0005d688"/>
    </style:style>
    <style:style style:name="P13" style:family="paragraph" style:parent-style-name="Text_20_body" style:list-style-name="L10">
      <style:text-properties officeooo:rsid="0005d688" officeooo:paragraph-rsid="0005d688"/>
    </style:style>
    <style:style style:name="P14" style:family="paragraph" style:parent-style-name="Text_20_body">
      <style:text-properties fo:font-size="14pt" fo:font-weight="bold" officeooo:rsid="0005d688" officeooo:paragraph-rsid="0005d688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2pt" fo:font-weight="normal" officeooo:rsid="0005d688" officeooo:paragraph-rsid="0005d688" style:font-size-asian="10.5pt" style:font-weight-asian="normal" style:font-size-complex="12pt" style:font-weight-complex="normal"/>
    </style:style>
    <style:style style:name="P16" style:family="paragraph" style:parent-style-name="Text_20_body" style:list-style-name="L12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P18" style:family="paragraph" style:parent-style-name="Text_20_body" style:list-style-name="L10">
      <style:paragraph-properties fo:margin-top="0cm" fo:margin-bottom="0cm" loext:contextual-spacing="false"/>
      <style:text-properties officeooo:rsid="0005d688" officeooo:paragraph-rsid="0005d688"/>
    </style:style>
    <style:style style:name="P19" style:family="paragraph" style:parent-style-name="Heading_20_2">
      <style:text-properties officeooo:rsid="0005d688" officeooo:paragraph-rsid="0005d688"/>
    </style:style>
    <style:style style:name="P20" style:family="paragraph" style:parent-style-name="Heading_20_3">
      <style:text-properties officeooo:rsid="0005d688" officeooo:paragraph-rsid="0005d688"/>
    </style:style>
    <style:style style:name="P21" style:family="paragraph" style:parent-style-name="Heading_20_3">
      <style:text-properties officeooo:paragraph-rsid="0005d688"/>
    </style:style>
    <style:style style:name="P22" style:family="paragraph" style:parent-style-name="Heading_20_3">
      <style:text-properties fo:font-size="12pt" fo:font-weight="normal" officeooo:paragraph-rsid="0005d688" style:font-size-asian="12pt" style:font-weight-asian="normal" style:font-size-complex="12pt" style:font-weight-complex="normal"/>
    </style:style>
    <style:style style:name="P23" style:family="paragraph" style:parent-style-name="Heading_20_3">
      <style:text-properties fo:font-size="12pt" fo:font-weight="normal" officeooo:rsid="0005d688" officeooo:paragraph-rsid="0005d688" style:font-size-asian="12pt" style:font-weight-asian="normal" style:font-size-complex="12pt" style:font-weight-complex="normal"/>
    </style:style>
    <style:style style:name="T1" style:family="text">
      <style:text-properties officeooo:rsid="0005d688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nutes</text:h>
      <text:h text:style-name="Heading_20_2" text:outline-level="2"><text:bookmark text:name="user-content-author"/>Author:</text:h>
      <text:p text:style-name="P7">Agnieszka Jozwik (agj13)</text:p>
      <text:h text:style-name="Heading_20_2" text:outline-level="2"><text:bookmark text:name="user-content-abercompsoc"/>AberCompSoc</text:h>
      <text:h text:style-name="Heading_20_2" text:outline-level="2"><text:bookmark text:name="user-content-general-meeting-1"/>General Meeting </text:h>
      <text:h text:style-name="P19" text:outline-level="2">25/11/2016</text:h>
      <text:h text:style-name="Heading_20_2" text:outline-level="2"><text:bookmark text:name="user-content-links"/>Links</text:h>
      <text:list xml:id="list3145430280387858977" text:style-name="L1">
        <text:list-item>
          <text:p text:style-name="P17"><text:a xlink:type="simple" xlink:href="https://github.com/abercompsoc" text:style-name="Internet_20_link" text:visited-style-name="Visited_20_Internet_20_Link">https://github.com/abercompsoc</text:a> </text:p>
        </text:list-item>
        <text:list-item>
          <text:p text:style-name="P17"><text:a xlink:type="simple" xlink:href="https://groups.google.com/forum/#%21forum/abercompsoc" text:style-name="Internet_20_link" text:visited-style-name="Visited_20_Internet_20_Link">https://groups.google.com/forum/#!forum/abercompsoc</text:a> </text:p>
        </text:list-item>
        <text:list-item>
          <text:p text:style-name="P1"><text:a xlink:type="simple" xlink:href="https://www.facebook.com/groups/1583682251884620/" text:style-name="Internet_20_link" text:visited-style-name="Visited_20_Internet_20_Link">https://www.facebook.com/groups/1583682251884620/</text:a> </text:p>
        </text:list-item>
      </text:list>
      <text:h text:style-name="Heading_20_2" text:outline-level="2"><text:bookmark text:name="user-content-present"/>Present:</text:h>
      <text:list xml:id="list6381859298738779579" text:style-name="L2">
        <text:list-item>
          <text:p text:style-name="P8">Lizzie</text:p>
        </text:list-item>
        <text:list-item>
          <text:p text:style-name="P8">Aga</text:p>
        </text:list-item>
        <text:list-item>
          <text:p text:style-name="P8">Sam</text:p>
        </text:list-item>
        <text:list-item>
          <text:p text:style-name="P8">Jack</text:p>
        </text:list-item>
        <text:list-item>
          <text:p text:style-name="P8">Josh Kaushal</text:p>
        </text:list-item>
        <text:list-item>
          <text:p text:style-name="P8">Aaron</text:p>
        </text:list-item>
        <text:list-item>
          <text:p text:style-name="P8">Emir</text:p>
        </text:list-item>
        <text:list-item>
          <text:p text:style-name="P8">Jordan</text:p>
        </text:list-item>
        <text:list-item>
          <text:p text:style-name="P8">Paul</text:p>
        </text:list-item>
        <text:list-item>
          <text:p text:style-name="P8">Josh Smith</text:p>
        </text:list-item>
        <text:list-item>
          <text:p text:style-name="P8">Morgan</text:p>
        </text:list-item>
        <text:list-item>
          <text:p text:style-name="P8">Claudio</text:p>
        </text:list-item>
      </text:list>
      <text:h text:style-name="Heading_20_2" text:outline-level="2"><text:soft-page-break/></text:h>
      <text:h text:style-name="Heading_20_2" text:outline-level="2"><text:bookmark text:name="user-content-apologies"/>Apologies:</text:h>
      <text:list xml:id="list6983344782705109880" text:style-name="L3">
        <text:list-item>
          <text:p text:style-name="P2"/>
        </text:list-item>
      </text:list>
      <text:h text:style-name="Heading_20_2" text:outline-level="2"><text:bookmark text:name="user-content-item-1---review-minutes-of-last-meeting"/>Item 1 - Review minutes of last meeting</text:h>
      <text:h text:style-name="Heading_20_3" text:outline-level="3"><text:bookmark text:name="user-content-completed"/>Completed:</text:h>
      <text:list xml:id="list1439688327616993170" text:style-name="L6">
        <text:list-item>
          <text:p text:style-name="P9">Every member of a Society is now on Github and Slack</text:p>
        </text:list-item>
        <text:list-item>
          <text:p text:style-name="P9">New vice president, publicity and communication officer (9<text:span text:style-name="T2">th</text:span> of December - election)</text:p>
        </text:list-item>
      </text:list>
      <text:h text:style-name="Heading_20_3" text:outline-level="3"><text:bookmark text:name="user-content-carried-forward"/>Carried Forward:</text:h>
      <text:list xml:id="list7986608621542244433" text:style-name="L7">
        <text:list-item>
          <text:p text:style-name="P3"><text:span text:style-name="T1">Contact sponsors (Sam)</text:span></text:p>
        </text:list-item>
        <text:list-item>
          <text:p text:style-name="P10">Order stickers (Lizzie)</text:p>
        </text:list-item>
        <text:list-item>
          <text:p text:style-name="P10">CompSoc bank account</text:p>
        </text:list-item>
        <text:list-item>
          <text:p text:style-name="P10">Posters (Josh)</text:p>
        </text:list-item>
        <text:list-item>
          <text:p text:style-name="P10">Leaflets, T-shirts and website</text:p>
        </text:list-item>
      </text:list>
      <text:h text:style-name="Heading_20_2" text:outline-level="2"><text:bookmark text:name="user-content-aob"/>AOB:</text:h>
      <text:p text:style-name="P6"/>
      <text:h text:style-name="Heading_20_1" text:outline-level="1"><text:bookmark text:name="user-content-actions"/>Actions:</text:h>
      <text:h text:style-name="Heading_20_2" text:outline-level="2"><text:bookmark text:name="user-content-list-of-all-actions"/>List of all actions:</text:h>
      <text:list xml:id="list8951299567208753501" text:style-name="L10">
        <text:list-item>
          <text:p text:style-name="P18">Stickers</text:p>
        </text:list-item>
        <text:list-item>
          <text:p text:style-name="P4"><text:span text:style-name="T1">Wizzair website</text:span></text:p>
        </text:list-item>
        <text:list-item>
          <text:p text:style-name="P4"><text:span text:style-name="T1">Info about trip to Belgium</text:span></text:p>
        </text:list-item>
        <text:list-item>
          <text:p text:style-name="P13">Space on a comp sci department building hallway</text:p>
        </text:list-item>
        <text:list-item>
          <text:p text:style-name="P13">Slack Support channel</text:p>
        </text:list-item>
      </text:list>
      <text:h text:style-name="Heading_20_2" text:outline-level="2"><text:bookmark text:name="user-content-actions-split-by-member"/>Actions split by member:</text:h>
      <text:h text:style-name="P20" text:outline-level="3">Lizzie</text:h>
      <text:p text:style-name="P7">1. Stickers</text:p>
      <text:p text:style-name="P7">2. Slack support channel</text:p>
      <text:h text:style-name="P20" text:outline-level="3"><text:soft-page-break/></text:h>
      <text:h text:style-name="P20" text:outline-level="3"/>
      <text:h text:style-name="P21" text:outline-level="3"><text:bookmark text:name="user-content-person"/><text:span text:style-name="T1">Aga</text:span></text:h>
      <text:h text:style-name="P22" text:outline-level="3"><text:span text:style-name="T1">1. Put</text:span> <text:span text:style-name="T1">Wizzair website on slack</text:span></text:h>
      <text:list xml:id="list5365918083436828839" text:style-name="L12">
        <text:list-header>
          <text:p text:style-name="P16"/>
        </text:list-header>
      </text:list>
      <text:p text:style-name="P14">Aidan, Nathan, Josh</text:p>
      <text:p text:style-name="P15">1. Info about trip to Belgium</text:p>
      <text:h text:style-name="P20" text:outline-level="3">Nick Dimonaco</text:h>
      <text:h text:style-name="P23" text:outline-level="3">1. Getting a space on Comp Sci department building hallway</text:h>
      <text:h text:style-name="P23" text:outline-level="3">2. Photo</text:h>
      <text:list xml:id="list1237714995857859804" text:style-name="L13">
        <text:list-header>
          <text:p text:style-name="P12"><text:s/></text:p>
        </text:list-header>
      </text:list>
      <text:h text:style-name="Heading_20_2" text:outline-level="2"><text:bookmark text:name="user-content-actions-to-members-not-present"/>Actions to members not present</text:h>
      <text:list xml:id="list8499031125875240370" text:style-name="L14">
        <text:list-item>
          <text:p text:style-name="P5"><text:span text:style-name="T1">Manchester museum (Tom)</text:span></text:p>
        </text:list-item>
        <text:list-item>
          <text:p text:style-name="P11">Meeting about Belgium (Natha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nieszka Jozwik</meta:initial-creator>
    <meta:creation-date>2016-12-08T23:34:10.968275062</meta:creation-date>
    <dc:date>2016-12-08T23:49:13.036092391</dc:date>
    <dc:creator>Agnieszka Jozwik</dc:creator>
    <meta:editing-duration>PT15M2S</meta:editing-duration>
    <meta:editing-cycles>1</meta:editing-cycles>
    <meta:document-statistic meta:table-count="0" meta:image-count="0" meta:object-count="0" meta:page-count="3" meta:paragraph-count="58" meta:word-count="186" meta:character-count="1107" meta:non-whitespace-character-count="1002"/>
    <meta:generator>LibreOffice/5.0.3.2$Linux_x86 LibreOffice_project/00m0$Build-2</meta:generator>
  </office:meta>
</office:document-meta>
</file>